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Text_20_body" style:list-style-name="L14"/>
    <style:style style:name="P5" style:family="paragraph" style:parent-style-name="Text_20_body" style:list-style-name="L15"/>
    <style:style style:name="P6" style:family="paragraph" style:parent-style-name="Text_20_body" style:list-style-name="L17"/>
    <style:style style:name="P7" style:family="paragraph" style:parent-style-name="Text_20_body" style:list-style-name="L18"/>
    <style:style style:name="P8" style:family="paragraph" style:parent-style-name="Text_20_body" style:list-style-name="L19"/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fo:font-size="10pt" fo:font-style="italic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 text:is-list-header="true">HTML Builder<text:line-break/><text:span text:style-name="T1">Implementation Document</text:span> 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HTML Builder<text:line-break/>Implementation Document <text:tab/>1</text:p>
          <text:p text:style-name="P2">Domain<text:tab/>1</text:p>
          <text:p text:style-name="P3">Document<text:tab/>1</text:p>
          <text:p text:style-name="P3">Component<text:tab/>1</text:p>
          <text:p text:style-name="P3">Component Definition <text:tab/>1</text:p>
          <text:p text:style-name="P2">Parsing<text:tab/>1</text:p>
        </text:index-body>
      </text:table-of-content>
      <text:h text:style-name="Heading_20_2" text:outline-level="2" text:is-list-header="true">Domain</text:h>
      <text:h text:style-name="Heading_20_3" text:outline-level="3" text:is-list-header="true">Document</text:h>
      <text:p text:style-name="Text_20_body">The document to parse, a string of YAML.</text:p>
      <text:p text:style-name="Text_20_body">The document will be parsed to a tree of components, which can then be rendered.</text:p>
      <text:h text:style-name="Heading_20_3" text:outline-level="3" text:is-list-header="true">Component</text:h>
      <text:p text:style-name="Text_20_body">A component represents a part of the document, a login box, or a form, or a menu etcetera.</text:p>
      <text:p text:style-name="Text_20_body">The Component class will represent a component in the document, and will for the default concrete class for all component definitions. It will also be the base class for components.</text:p>
      <text:p text:style-name="Text_20_body">It will provide the render, render_self and render_children functions, and will be responsible for simple, common component logic.</text:p>
      <text:h text:style-name="Heading_20_3" text:outline-level="3" text:is-list-header="true">Component Definition </text:h>
      <text:p text:style-name="Text_20_body">Will represent a component class, and will be used to instantiate components.</text:p>
      <text:p text:style-name="Text_20_body">It will in actuality be a simple container of defaults. It will provide static functions for loading component definitions, which will implement component definition inheritance, file-path searching, etc.</text:p>
      <text:p text:style-name="Text_20_body">It will provide the render method, which (at this stage) will be used to render CSS for the components, the static load method and the instantiate method.</text:p>
      <text:h text:style-name="Heading_20_2" text:outline-level="2" text:is-list-header="true">Parsing the Document</text:h>
      <text:p text:style-name="Text_20_body">For each node in the YAML tree:</text:p>
      <text:list text:style-name="L14">
        <text:list-item>
          <text:p text:style-name="P4">If a scalar</text:p>
          <text:list>
            <text:list-item>
              <text:p text:style-name="P4">load_component(node) || node</text:p>
            </text:list-item>
          </text:list>
        </text:list-item>
        <text:list-item>
          <text:p text:style-name="P4">Else if a list</text:p>
          <text:list>
            <text:list-item>
              <text:p text:style-name="P4">Map list, parsing each element</text:p>
            </text:list-item>
          </text:list>
        </text:list-item>
        <text:list-item>
          <text:p text:style-name="P4">Else if a hash</text:p>
          <text:list>
            <text:list-item>
              <text:p text:style-name="P4">If the hash has only one element, and the key is a valid component name</text:p>
              <text:list>
                <text:list-item>
                  <text:p text:style-name="P4">load_component(key, value)</text:p>
                </text:list-item>
              </text:list>
            </text:list-item>
            <text:list-item>
              <text:p text:style-name="P4">Else, construct a new hash by, for each pair</text:p>
              <text:list>
                <text:list-item>
                  <text:p text:style-name="P4">Storing the key, and the results of parsing the value</text:p>
                </text:list-item>
              </text:list>
            </text:list-item>
          </text:list>
        </text:list-item>
      </text:list>
      <text:p text:style-name="Text_20_body"/>
      <text:p text:style-name="Text_20_body">load_component(kind[, value])</text:p>
      <text:list text:style-name="L15">
        <text:list-item>
          <text:p text:style-name="P5">If kind is a not a component string</text:p>
          <text:list>
            <text:list-item>
              <text:p text:style-name="P5">If given value</text:p>
              <text:list>
                <text:list-item>
                  <text:p text:style-name="P5">Return {kind =&gt; value}</text:p>
                </text:list-item>
              </text:list>
            </text:list-item>
            <text:list-item>
              <text:p text:style-name="P5">Return kind scalar</text:p>
            </text:list-item>
          </text:list>
        </text:list-item>
        <text:list-item>
          <text:p text:style-name="P5">Get component definition using kind</text:p>
        </text:list-item>
        <text:list-item>
          <text:p text:style-name="P5">If no definition</text:p>
          <text:list>
            <text:list-item>
              <text:p text:style-name="P5">Return kind scalar</text:p>
            </text:list-item>
          </text:list>
        </text:list-item>
        <text:list-item>
          <text:p text:style-name="P5">If given value</text:p>
          <text:list>
            <text:list-item>
              <text:p text:style-name="P5">If value is a scalar</text:p>
              <text:list>
                <text:list-item>
                  <text:p text:style-name="P5">throw exception (haven't decided on this behaviour)</text:p>
                </text:list-item>
              </text:list>
            </text:list-item>
            <text:list-item>
              <text:p text:style-name="P5">Else if value is a list</text:p>
              <text:list>
                <text:list-item>
                  <text:p text:style-name="P5">Take value as children</text:p>
                </text:list-item>
              </text:list>
            </text:list-item>
            <text:list-item>
              <text:p text:style-name="P5">Else if value is a hash</text:p>
              <text:list>
                <text:list-item>
                  <text:p text:style-name="P5"><text:soft-page-break/>Take value as parameters</text:p>
                </text:list-item>
              </text:list>
            </text:list-item>
            <text:list-item>
              <text:p text:style-name="P5">Instantiate a component from the definition, using known children/parameters</text:p>
            </text:list-item>
          </text:list>
        </text:list-item>
      </text:list>
      <text:h text:style-name="Heading_20_2" text:outline-level="2" text:is-list-header="true">Parsing Component Definitions</text:h>
      <text:p text:style-name="Text_20_body">The document must form a tree: either a scalar or a hash.</text:p>
      <text:p text:style-name="Text_20_body">Given the root node:</text:p>
      <text:list text:style-name="L17">
        <text:list-item>
          <text:p text:style-name="P6">If it's a list, fail</text:p>
        </text:list-item>
        <text:list-item>
          <text:p text:style-name="P6">Otherwise, if it's a scalar</text:p>
          <text:list>
            <text:list-item>
              <text:p text:style-name="P6">Interpret the scalar as the name, and instantiate a new component definition with no defaults</text:p>
            </text:list-item>
          </text:list>
        </text:list-item>
        <text:list-item>
          <text:p text:style-name="P6">Otherwise, if it's a hash</text:p>
          <text:list>
            <text:list-item>
              <text:p text:style-name="P6">If it has more than one element, fail</text:p>
            </text:list-item>
            <text:list-item>
              <text:p text:style-name="P6">Otherwise</text:p>
              <text:list>
                <text:list-item>
                  <text:p text:style-name="P6">Interpret the key as the name</text:p>
                </text:list-item>
                <text:list-item>
                  <text:p text:style-name="P6">Interpret the values as defaults</text:p>
                </text:list-item>
                <text:list-item>
                  <text:p text:style-name="P6">Instantiate a new component definition using the defaults</text:p>
                </text:list-item>
              </text:list>
            </text:list-item>
          </text:list>
        </text:list-item>
      </text:list>
      <text:p text:style-name="Text_20_body"/>
      <text:p text:style-name="Text_20_body">To interpret the name:</text:p>
      <text:list text:style-name="L18">
        <text:list-item>
          <text:p text:style-name="P7">Assume a camelcase identifier followed by a possibly '&lt;' and a parent class</text:p>
        </text:list-item>
        <text:list-item>
          <text:p text:style-name="P7">If the name does not match this pattern, fail</text:p>
        </text:list-item>
        <text:list-item>
          <text:p text:style-name="P7">Otherwise,</text:p>
          <text:list>
            <text:list-item>
              <text:p text:style-name="P7">The first part is the definition name and</text:p>
            </text:list-item>
            <text:list-item>
              <text:p text:style-name="P7">The second part is its parent class</text:p>
            </text:list-item>
          </text:list>
        </text:list-item>
      </text:list>
      <text:p text:style-name="Text_20_body"/>
      <text:h text:style-name="Heading_20_2" text:outline-level="2" text:is-list-header="true">Loading Component Definitions</text:h>
      <text:p text:style-name="Text_20_body">To load definitions:</text:p>
      <text:list text:style-name="L19">
        <text:list-item>
          <text:p text:style-name="P8">Given a UNIX path variable,</text:p>
          <text:list>
            <text:list-item>
              <text:p text:style-name="P8">Try each element in the path variable</text:p>
              <text:list>
                <text:list-item>
                  <text:p text:style-name="P8">Look for a file at that location whose name matches the definition name</text:p>
                </text:list-item>
              </text:list>
            </text:list-item>
          </text:list>
        </text:list-item>
      </text:list>
      <text:p text:style-name="Text_20_body"/>
      <text:p text:style-name="Text_20_body">When instantiating a definition, assume that the parent class is Component, unless otherwise specified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Bitstream Vera Sans" style:font-size-asian="24pt" style:font-weight-asian="bold" style:font-name-complex="Bitstream Vera Sans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Bitstream Vera Sans" style:font-size-asian="18pt" style:font-weight-asian="bold" style:font-name-complex="Bitstream Vera Sans" style:font-size-complex="1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ource" style:family="paragraph" style:parent-style-name="Text_20_body_20_indent" style:class="text" style:master-page-name="">
      <style:paragraph-properties fo:margin-left="0.2in" fo:margin-right="0.2in" fo:margin-top="0in" fo:margin-bottom="0in" fo:line-height="150%" fo:text-indent="0in" style:auto-text-indent="false" style:page-number="auto" fo:background-color="#e6e6e6" fo:padding="0.0201in" fo:border="0.0008in solid #c0c0c0" style:shadow="none">
        <style:background-image/>
      </style:paragraph-properties>
      <style:text-properties style:font-name="Courier New" fo:font-size="9pt" fo:font-weight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Bitstream Vera Sans" style:font-size-asian="14pt" style:font-weight-asian="bold" style:font-name-complex="Bitstream Vera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William Madden</meta:initial-creator>
    <meta:creation-date>2009-02-25T21:11:12</meta:creation-date>
    <dc:creator>William Madden</dc:creator>
    <dc:date>2009-02-25T23:41:45</dc:date>
    <meta:editing-cycles>51</meta:editing-cycles>
    <meta:editing-duration>PT2H30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1" meta:word-count="495" meta:character-count="2886"/>
  </office:meta>
</office:document-meta>
</file>